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15.5cm" svg:x="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5T10:37:43</meta:creation-date>
    <dc:date>2009-10-15T10:47:22</dc:date>
    <meta:editing-duration>PT00H09M42S</meta:editing-duration>
    <meta:editing-cycles>2</meta:editing-cycles>
    <meta:generator>OpenOffice.org/3.0$Linux OpenOffice.org_project/300m15$Build-9379</meta:gener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